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4000002C40E5EED5083311A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/>
      <style:text-properties fo:font-size="12pt"/>
    </style:style>
    <style:style style:name="P4" style:family="paragraph">
      <loext:graphic-properties draw:fill="none" draw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159cm" svg:stroke-color="#ffff38" draw:marker-start-width="0.591cm" draw:marker-end-width="0.591cm" draw:fill="none" draw:textarea-horizontal-align="justify" draw:textarea-vertical-align="middle" draw:auto-grow-height="false" fo:min-height="1.72cm" fo:min-width="5.001cm" fo:padding-top="0.079cm" fo:padding-bottom="0.079cm" fo:padding-left="0.079cm" fo:padding-right="0.0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width="0.159cm" svg:stroke-color="#00a933" draw:marker-start-width="0.591cm" draw:marker-end-width="0.591cm" draw:fill="none" draw:textarea-horizontal-align="justify" draw:textarea-vertical-align="middle" draw:auto-grow-height="false" fo:min-height="0.794cm" fo:min-width="2.355cm" fo:padding-top="0.079cm" fo:padding-bottom="0.079cm" fo:padding-left="0.079cm" fo:padding-right="0.0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width="0.159cm" svg:stroke-color="#00a933" draw:marker-start-width="0.591cm" draw:marker-end-width="0.591cm" draw:fill="none" draw:textarea-horizontal-align="justify" draw:textarea-vertical-align="middle" draw:auto-grow-height="false" fo:min-height="0.452cm" fo:min-width="2.648cm" fo:padding-top="0.079cm" fo:padding-bottom="0.079cm" fo:padding-left="0.079cm" fo:padding-right="0.0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159cm" svg:stroke-color="#00a933" draw:marker-start-width="0.591cm" draw:marker-end-width="0.591cm" draw:fill="none" draw:textarea-horizontal-align="justify" draw:textarea-vertical-align="middle" draw:auto-grow-height="false" fo:min-height="2.884cm" fo:min-width="3.598cm" fo:padding-top="0.079cm" fo:padding-bottom="0.079cm" fo:padding-left="0.079cm" fo:padding-right="0.0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svg:stroke-width="0.159cm" svg:stroke-color="#55308d" draw:marker-start-width="0.591cm" draw:marker-end-width="0.591cm" draw:fill="none" draw:textarea-horizontal-align="justify" draw:textarea-vertical-align="middle" draw:auto-grow-height="false" fo:min-height="0.9cm" fo:min-width="2.275cm" fo:padding-top="0.079cm" fo:padding-bottom="0.079cm" fo:padding-left="0.079cm" fo:padding-right="0.0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svg:stroke-width="0.159cm" svg:stroke-color="#55308d" draw:marker-start-width="0.591cm" draw:marker-end-width="0.591cm" draw:fill="none" draw:textarea-horizontal-align="justify" draw:textarea-vertical-align="middle" draw:auto-grow-height="false" fo:min-height="2.117cm" fo:min-width="3.016cm" fo:padding-top="0.079cm" fo:padding-bottom="0.079cm" fo:padding-left="0.079cm" fo:padding-right="0.0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42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svg:stroke-width="0.159cm" svg:stroke-color="#55308d" draw:marker-start-width="0.591cm" draw:marker-end-width="0.591cm" draw:fill="none" draw:textarea-horizontal-align="justify" draw:textarea-vertical-align="middle" draw:auto-grow-height="false" fo:min-height="0.794cm" fo:min-width="11.351cm" fo:padding-top="0.079cm" fo:padding-bottom="0.079cm" fo:padding-left="0.079cm" fo:padding-right="0.0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stroke="solid" svg:stroke-width="0.212cm" svg:stroke-color="#ff8000" draw:marker-start-width="0.67cm" draw:marker-end-width="0.67cm" draw:fill="none" draw:opacity="100%" draw:textarea-horizontal-align="justify" draw:textarea-vertical-align="middle" draw:auto-grow-height="false" fo:min-height="3.254cm" fo:min-width="1.693cm" fo:padding-top="0.106cm" fo:padding-bottom="0.106cm" fo:padding-left="0.106cm" fo:padding-right="0.1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svg:stroke-width="0.159cm" svg:stroke-color="#ff8000" draw:marker-start-width="0.591cm" draw:marker-end-width="0.591cm" draw:fill="none" draw:textarea-horizontal-align="justify" draw:textarea-vertical-align="middle" draw:auto-grow-height="false" fo:min-height="5.318cm" fo:min-width="11.43cm" fo:padding-top="0.079cm" fo:padding-bottom="0.079cm" fo:padding-left="0.079cm" fo:padding-right="0.0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width="0.159cm" svg:stroke-color="#ff4000" draw:marker-start-width="0.591cm" draw:marker-end-width="0.591cm" draw:fill="none" draw:textarea-horizontal-align="justify" draw:textarea-vertical-align="middle" draw:auto-grow-height="false" fo:min-height="1.349cm" fo:min-width="3.413cm" fo:padding-top="0.079cm" fo:padding-bottom="0.079cm" fo:padding-left="0.079cm" fo:padding-right="0.07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Forma1" draw:style-name="gr18" draw:text-style-name="P2" svg:width="3.414cm" svg:height="1.35cm" svg:x="6.569cm" svg:y="1.52cm"><text:p/><draw:enhanced-geometry svg:viewBox="0 0 21600 21600" draw:type="rectangle" draw:enhanced-path="M 0 0 L 21600 0 21600 21600 0 21600 0 0 Z N"/></draw:custom-shape><draw:frame text:anchor-type="paragraph" draw:z-index="2" draw:name="Forma2" draw:style-name="gr8" draw:text-style-name="P1" svg:width="0.662cm" svg:height="0.503cm" svg:x="7.124cm" svg:y="1.785cm"><draw:text-box><text:p>1</text:p></draw:text-box></draw:frame><draw:custom-shape text:anchor-type="paragraph" draw:z-index="3" draw:name="Forma3" draw:style-name="gr17" draw:text-style-name="P2" svg:width="11.431cm" svg:height="5.319cm" svg:x="2.574cm" svg:y="3.902cm"><text:p/><draw:enhanced-geometry svg:viewBox="0 0 21600 21600" draw:type="rectangle" draw:enhanced-path="M 0 0 L 21600 0 21600 21600 0 21600 0 0 Z N"/></draw:custom-shape><draw:frame text:anchor-type="paragraph" draw:z-index="4" draw:name="Forma4" draw:style-name="gr16" draw:text-style-name="P1" svg:width="0.795cm" svg:height="0.715cm" svg:x="12.495cm" svg:y="8.294cm"><draw:text-box><text:p>2</text:p></draw:text-box></draw:frame><draw:custom-shape text:anchor-type="paragraph" draw:z-index="5" draw:name="Forma5" draw:style-name="gr15" draw:text-style-name="P4" svg:width="1.694cm" svg:height="3.255cm" svg:x="0.721cm" svg:y="1.864cm"><text:p/><draw:enhanced-geometry svg:viewBox="0 0 21600 21600" draw:type="rectangle" draw:enhanced-path="M 0 0 L 21600 0 21600 21600 0 21600 0 0 Z N"/></draw:custom-shape><draw:frame text:anchor-type="paragraph" draw:z-index="6" draw:name="Forma6" draw:style-name="gr14" draw:text-style-name="P1" svg:width="0.371cm" svg:height="0.662cm" svg:x="0.986cm" svg:y="3.161cm"><draw:text-box><text:p>3</text:p></draw:text-box></draw:frame><draw:custom-shape text:anchor-type="paragraph" draw:z-index="7" draw:name="Forma7" draw:style-name="gr13" draw:text-style-name="P2" svg:width="11.351cm" svg:height="0.795cm" svg:x="2.653cm" svg:y="3.108cm"><text:p/><draw:enhanced-geometry svg:viewBox="0 0 21600 21600" draw:type="rectangle" draw:enhanced-path="M 0 0 L 21600 0 21600 21600 0 21600 0 0 Z N"/></draw:custom-shape><draw:frame text:anchor-type="paragraph" draw:z-index="8" draw:name="Forma8" draw:style-name="gr12" draw:text-style-name="P1" svg:width="0.9cm" svg:height="0.489cm" svg:x="4.135cm" svg:y="2.619cm"><draw:text-box><text:p>4</text:p></draw:text-box></draw:frame><draw:custom-shape text:anchor-type="paragraph" draw:z-index="9" draw:name="Forma9" draw:style-name="gr11" draw:text-style-name="P2" svg:width="3.017cm" svg:height="2.117cm" svg:x="14.242cm" svg:y="4.06cm"><text:p/><draw:enhanced-geometry svg:viewBox="0 0 21600 21600" draw:type="rectangle" draw:enhanced-path="M 0 0 L 21600 0 21600 21600 0 21600 0 0 Z N"/></draw:custom-shape><draw:frame text:anchor-type="paragraph" draw:z-index="10" draw:name="Forma10" draw:style-name="gr10" draw:text-style-name="P1" svg:width="0.715cm" svg:height="0.583cm" svg:x="15.326cm" svg:y="5.066cm"><draw:text-box><text:p>5</text:p></draw:text-box></draw:frame><draw:custom-shape text:anchor-type="paragraph" draw:z-index="11" draw:name="Forma11" draw:style-name="gr9" draw:text-style-name="P2" svg:width="2.276cm" svg:height="0.9cm" svg:x="14.4cm" svg:y="6.521cm"><text:p/><draw:enhanced-geometry svg:viewBox="0 0 21600 21600" draw:type="rectangle" draw:enhanced-path="M 0 0 L 21600 0 21600 21600 0 21600 0 0 Z N"/></draw:custom-shape><draw:frame text:anchor-type="paragraph" draw:z-index="12" draw:name="Forma12" draw:style-name="gr8" draw:text-style-name="P1" svg:width="0.795cm" svg:height="0.503cm" svg:x="15.406cm" svg:y="6.918cm"><draw:text-box><text:p>6</text:p></draw:text-box></draw:frame><draw:custom-shape text:anchor-type="paragraph" draw:z-index="13" draw:name="Forma13" draw:style-name="gr7" draw:text-style-name="P2" svg:width="3.599cm" svg:height="2.885cm" svg:x="13.765cm" svg:y="1.018cm"><text:p/><draw:enhanced-geometry svg:viewBox="0 0 21600 21600" draw:type="rectangle" draw:enhanced-path="M 0 0 L 21600 0 21600 21600 0 21600 0 0 Z N"/></draw:custom-shape><draw:frame text:anchor-type="paragraph" draw:z-index="14" draw:name="Forma14" draw:style-name="gr3" draw:text-style-name="P1" svg:width="0.715cm" svg:height="0.609cm" svg:x="16.999cm" svg:y="1.679cm"><draw:text-box><text:p>7</text:p></draw:text-box></draw:frame><draw:custom-shape text:anchor-type="paragraph" draw:z-index="15" draw:name="Forma15" draw:style-name="gr6" draw:text-style-name="P3" svg:width="2.648cm" svg:height="0.452cm" svg:x="7.098cm" svg:y="9.22cm"><text:p/><draw:enhanced-geometry svg:viewBox="0 0 21600 21600" draw:type="rectangle" draw:enhanced-path="M 0 0 L 21600 0 21600 21600 0 21600 0 0 Z N"/></draw:custom-shape><draw:frame text:anchor-type="paragraph" draw:z-index="16" draw:name="Forma16" draw:style-name="gr5" draw:text-style-name="P1" svg:width="0.768cm" svg:height="0.556cm" svg:x="10.061cm" svg:y="9.484cm"><draw:text-box><text:p>8</text:p></draw:text-box></draw:frame><draw:custom-shape text:anchor-type="paragraph" draw:z-index="17" draw:name="Forma17" draw:style-name="gr4" draw:text-style-name="P2" svg:width="2.356cm" svg:height="0.795cm" svg:x="6.966cm" svg:y="9.855cm"><text:p/><draw:enhanced-geometry svg:viewBox="0 0 21600 21600" draw:type="rectangle" draw:enhanced-path="M 0 0 L 21600 0 21600 21600 0 21600 0 0 Z N"/></draw:custom-shape><draw:frame text:anchor-type="paragraph" draw:z-index="18" draw:name="Forma18" draw:style-name="gr3" draw:text-style-name="P1" svg:width="0.742cm" svg:height="0.609cm" svg:x="5.828cm" svg:y="10.199cm"><draw:text-box><text:p>9</text:p></draw:text-box></draw:frame><draw:custom-shape text:anchor-type="paragraph" draw:z-index="19" draw:name="Forma19" draw:style-name="gr2" draw:text-style-name="P2" svg:width="5.001cm" svg:height="1.721cm" svg:x="12.231cm" svg:y="10.225cm"><text:p/><draw:enhanced-geometry svg:viewBox="0 0 21600 21600" draw:type="rectangle" draw:enhanced-path="M 0 0 L 21600 0 21600 21600 0 21600 0 0 Z N"/></draw:custom-shape><draw:frame text:anchor-type="paragraph" draw:z-index="20" draw:name="Forma20" draw:style-name="gr1" draw:text-style-name="P1" svg:width="0.9cm" svg:height="0.9cm" svg:x="15.3cm" svg:y="9.643cm"><draw:text-box><text:p>10</text:p></draw:text-box></draw:frame><draw:frame draw:style-name="fr1" draw:name="Imagen1" text:anchor-type="char" svg:width="17cm" svg:height="12.084cm" draw:z-index="0"><draw:image xlink:href="Pictures/10000201000003E4000002C40E5EED5083311A9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20:04:10.727984862</meta:creation-date>
    <dc:date>2020-09-25T20:16:18.337815910</dc:date>
    <meta:editing-duration>PT4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5.2$Linux_X86_64 LibreOffice_project/40$Build-2</meta:generator>
  </office:meta>
</office:document-meta>
</file>